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DejaVu Sans Mono"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/>
      <style:text-properties style:font-name="Times New Roman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cm"/>
      <style:text-properties style:font-name="DejaVu Sans Mono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/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cm"/>
      <style:text-properties style:font-name="DejaVu Sans Mono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/>
      <style:text-properties style:font-name="DejaVu Sans Mono"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ausraportti</text:h>
      <text:p text:style-name="Text_20_body">Tähän asiakirjaan on dokumentoitu algoritmien tehokkuusvertailua. Kirjattuna on kulloinkin käytetty kartta ja kunkin algoritmin kyseisellä kartalla käyttämä aika.</text:p>
      <text:p text:style-name="P2"/>
      <text:p text:style-name="P1">............</text:p>
      <text:p text:style-name="P1">#...........</text:p>
      <text:p text:style-name="P1">..#########.</text:p>
      <text:p text:style-name="P1">..##########</text:p>
      <text:p text:style-name="P1">.........###</text:p>
      <text:p text:style-name="P1">######....##</text:p>
      <text:p text:style-name="P1">........####</text:p>
      <text:p text:style-name="P1">.###########</text:p>
      <text:p text:style-name="P1">............</text:p>
      <text:p text:style-name="P3">Kartan koko: 108 solmua</text:p>
      <text:p text:style-name="P3">Dijkstra: 2ms</text:p>
      <text:p text:style-name="P3">A*: 1ms</text:p>
      <text:p text:style-name="P3">Bellman-Ford: 1ms</text:p>
      <text:p text:style-name="P3"/>
      <text:p text:style-name="P3"/>
      <text:p text:style-name="P1">.#######################################</text:p>
      <text:p text:style-name="P1">.#######################################</text:p>
      <text:p text:style-name="P1">.#######################.............###</text:p>
      <text:p text:style-name="P1">.###################################.###</text:p>
      <text:p text:style-name="P1">.###################################.###</text:p>
      <text:p text:style-name="P1">...............#####################.###</text:p>
      <text:p text:style-name="P1">##############.#####################.###</text:p>
      <text:p text:style-name="P1">##############.#####################.###</text:p>
      <text:p text:style-name="P1">##############.#####################.###</text:p>
      <text:p text:style-name="P1">#############..#####################.###</text:p>
      <text:p text:style-name="P1">#############.######################.###</text:p>
      <text:p text:style-name="P1">#############.######################.###</text:p>
      <text:p text:style-name="P1">#############.......################.###</text:p>
      <text:p text:style-name="P1">###################.....................</text:p>
      <text:p text:style-name="P3">Kartan koko: 560 solmua</text:p>
      <text:p text:style-name="P3">Dijkstra: 10ms</text:p>
      <text:p text:style-name="P3">A*: 2ms</text:p>
      <text:p text:style-name="P3">Bellman-Ford: 22ms</text:p>
      <text:p text:style-name="P3"/>
      <text:p text:style-name="P3"/>
      <text:p text:style-name="P1">.####################....###############</text:p>
      <text:p text:style-name="P1">.####################.###.##############</text:p>
      <text:p text:style-name="P1">...............................#.....###</text:p>
      <text:p text:style-name="P1">.#####################.##.####.#.###.###</text:p>
      <text:p text:style-name="P1">.#####################....####...###.###</text:p>
      <text:p text:style-name="P1">...............########.######.#.###.###</text:p>
      <text:p text:style-name="P1">##############.########.############.###</text:p>
      <text:p text:style-name="P1">##############...................###.###</text:p>
      <text:p text:style-name="P1">##############.#################.###.###</text:p>
      <text:p text:style-name="P1">#############..#################.###.###</text:p>
      <text:p text:style-name="P1"><text:soft-page-break/>##............##################.###.###</text:p>
      <text:p text:style-name="P1">##.##########.##################.###.###</text:p>
      <text:p text:style-name="P1">##.##########.......################.###</text:p>
      <text:p text:style-name="P1">##.################.....................</text:p>
      <text:p text:style-name="P3">Kartan koko: 560 solmua</text:p>
      <text:p text:style-name="P3">Dijkstra: 9ms</text:p>
      <text:p text:style-name="P3">A*: 4ms</text:p>
      <text:p text:style-name="P3">Bellman-Ford: 27ms</text:p>
      <text:p text:style-name="P3"/>
      <text:p text:style-name="P3"/>
      <text:p text:style-name="P1">....................................................###########</text:p>
      <text:p text:style-name="P1">.##################################################.###########</text:p>
      <text:p text:style-name="P1">.##################################################.###########</text:p>
      <text:p text:style-name="P1">.##################################################.###########</text:p>
      <text:p text:style-name="P1">.##################################################.###########</text:p>
      <text:p text:style-name="P1">.##################################################.###########</text:p>
      <text:p text:style-name="P1">.##################################################............</text:p>
      <text:p text:style-name="P1">.##############################################################</text:p>
      <text:p text:style-name="P1">...................................############################</text:p>
      <text:p text:style-name="P1">####.############################.#############################</text:p>
      <text:p text:style-name="P1">####.############################.#############################</text:p>
      <text:p text:style-name="P1">####.############################.#############################</text:p>
      <text:p text:style-name="P1">####.############################.#############################</text:p>
      <text:p text:style-name="P1">####.############################.######...............########</text:p>
      <text:p text:style-name="P1">####.############################.######.#############.########</text:p>
      <text:p text:style-name="P1">####.############################.######.#############.########</text:p>
      <text:p text:style-name="P1">####.############################........#############.########</text:p>
      <text:p text:style-name="P1">####.#################################################.########</text:p>
      <text:p text:style-name="P1">####.#################################################.########</text:p>
      <text:p text:style-name="P1">####.#################################################.########</text:p>
      <text:p text:style-name="P1">####.#################################################.########</text:p>
      <text:p text:style-name="P1">####.###################################.......................</text:p>
      <text:p text:style-name="P3">Kartan koko: 1386 solmua</text:p>
      <text:p text:style-name="P3">Dijkstra: 24ms</text:p>
      <text:p text:style-name="P3">A*: 12ms</text:p>
      <text:p text:style-name="P3">Bellman-Ford: 110ms</text:p>
      <text:p text:style-name="P3"/>
      <text:p text:style-name="P3"/>
      <text:p text:style-name="P5">....................................................##################</text:p>
      <text:p text:style-name="P5">.##################################################.##################</text:p>
      <text:p text:style-name="P5">.##################################################.##################</text:p>
      <text:p text:style-name="P5">.##################################################.##################</text:p>
      <text:p text:style-name="P5">.##################################################.##################</text:p>
      <text:p text:style-name="P5">.##################################################.##################</text:p>
      <text:p text:style-name="P5">.##################################################................###</text:p>
      <text:p text:style-name="P5">.#####################################################################</text:p>
      <text:p text:style-name="P5">...................................###################################</text:p>
      <text:p text:style-name="P5">####.############################.####################################</text:p>
      <text:p text:style-name="P5">####.############################.####################################</text:p>
      <text:p text:style-name="P5">####.############################.####################################</text:p>
      <text:p text:style-name="P5">####.############################.####################################</text:p>
      <text:p text:style-name="P5">####.############################.######...............###############</text:p>
      <text:p text:style-name="P5">####.############################.######.#############.###############</text:p>
      <text:p text:style-name="P5"><text:soft-page-break/>####.############################.######.#############.###############</text:p>
      <text:p text:style-name="P5">####.############################........#############.###############</text:p>
      <text:p text:style-name="P5">####.#################################################.###############</text:p>
      <text:p text:style-name="P5">####.#################################################.###############</text:p>
      <text:p text:style-name="P5">####.#################################################.###############</text:p>
      <text:p text:style-name="P5">####.#################################################.###############</text:p>
      <text:p text:style-name="P5">####.###################################...............###############</text:p>
      <text:p text:style-name="P5">####.###################################.#.###########################</text:p>
      <text:p text:style-name="P5">####.###################################.#.###########################</text:p>
      <text:p text:style-name="P5">####.###################################.#.###########################</text:p>
      <text:p text:style-name="P5">####.###################################..............................</text:p>
      <text:p text:style-name="P3">Kartan koko: 1820 solmua</text:p>
      <text:p text:style-name="P3">Dijkstra: 35ms</text:p>
      <text:p text:style-name="P3">A*: 40ms</text:p>
      <text:p text:style-name="P3">Bellman-Ford: 145ms</text:p>
      <text:p text:style-name="P3"/>
      <text:p text:style-name="P3"/>
      <text:p text:style-name="P1">.############</text:p>
      <text:p text:style-name="P1">.############</text:p>
      <text:p text:style-name="P1">.############</text:p>
      <text:p text:style-name="P1">.############</text:p>
      <text:p text:style-name="P1">.############</text:p>
      <text:p text:style-name="P1">.############</text:p>
      <text:p text:style-name="P1">.############</text:p>
      <text:p text:style-name="P1">.############</text:p>
      <text:p text:style-name="P1">.............</text:p>
      <text:p text:style-name="P3">Kartan koko: 117 solmua</text:p>
      <text:p text:style-name="P3">Dijkstra: 2ms</text:p>
      <text:p text:style-name="P3">A*: 0ms</text:p>
      <text:p text:style-name="P3">Bellman-Ford: 2ms</text:p>
      <text:p text:style-name="P3"/>
      <text:p text:style-name="P3"/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#################</text:p>
      <text:p text:style-name="P1">..................</text:p>
      <text:p text:style-name="P3">Kartan koko: 252 solmua</text:p>
      <text:p text:style-name="P3">Dijkstra: 3ms</text:p>
      <text:p text:style-name="P3">A*: 0ms</text:p>
      <text:p text:style-name="P3">Bellman-Ford: 5ms</text:p>
      <text:p text:style-name="P3"/>
      <text:p text:style-name="P3"/>
      <text:p text:style-name="P1">.######################</text:p>
      <text:p text:style-name="P1"><text:soft-page-break/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######################</text:p>
      <text:p text:style-name="P1">.......................</text:p>
      <text:p text:style-name="P3">Kartan koko: 437 solmua</text:p>
      <text:p text:style-name="P3">Dijkstra: 5ms</text:p>
      <text:p text:style-name="P3">A*: 0ms</text:p>
      <text:p text:style-name="P3">Bellman-Ford: 10ms</text:p>
      <text:p text:style-name="P3"/>
      <text:p text:style-name="P3"/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###########################</text:p>
      <text:p text:style-name="P1">............................</text:p>
      <text:p text:style-name="P3">Kartan koko: 672 solmua</text:p>
      <text:p text:style-name="P3">Dijkstra: 14ms</text:p>
      <text:p text:style-name="P3">A*: 1ms</text:p>
      <text:p text:style-name="P3">Bellman-Ford: 31ms</text:p>
      <text:p text:style-name="P3"><text:soft-page-break/></text:p>
      <text:p text:style-name="P3"/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################################</text:p>
      <text:p text:style-name="P1">.................................</text:p>
      <text:p text:style-name="P3">Kartan koko: 957 solmua</text:p>
      <text:p text:style-name="P3">Dijkstra: 12ms</text:p>
      <text:p text:style-name="P3">A*: 3ms</text:p>
      <text:p text:style-name="P3">Bellman-Ford: 43ms</text:p>
      <text:p text:style-name="P3"/>
      <text:p text:style-name="P3"/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<text:soft-page-break/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####################################################</text:p>
      <text:p text:style-name="P1">.....................................................</text:p>
      <text:p text:style-name="P3">Kartan koko: 2332 solmua</text:p>
      <text:p text:style-name="P3">Dijkstra: 28ms</text:p>
      <text:p text:style-name="P3">A*: 7ms</text:p>
      <text:p text:style-name="P3">Bellman-Ford: 240ms</text:p>
      <text:p text:style-name="P3"/>
      <text:p text:style-name="P3"/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<text:soft-page-break/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########################################################################</text:p>
      <text:p text:style-name="P7">.........................................................................</text:p>
      <text:p text:style-name="P3">Kartan koko: 4672 solmua</text:p>
      <text:p text:style-name="P3">Dijkstra: 94ms</text:p>
      <text:p text:style-name="P3">A*: 17ms</text:p>
      <text:p text:style-name="P3">Bellman-Ford: 1037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kko Merioksa</meta:initial-creator>
    <meta:creation-date>2013-02-07T22:59:04.96</meta:creation-date>
    <dc:date>2013-02-07T23:23:38.57</dc:date>
    <dc:creator>Mikko Merioksa</dc:creator>
    <meta:editing-duration>PT00H24M13S</meta:editing-duration>
    <meta:editing-cycles>5</meta:editing-cycles>
    <meta:generator>OpenOffice.org/3.1$Win32 OpenOffice.org_project/310m11$Build-9399$CWS-l10nrel31</meta:generator>
    <meta:document-statistic meta:table-count="0" meta:image-count="0" meta:object-count="0" meta:page-count="7" meta:paragraph-count="338" meta:word-count="427" meta:character-count="14798"/>
  </office:meta>
</office:document-meta>
</file>